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a78ee" officeooo:paragraph-rsid="001a78ee"/>
    </style:style>
    <style:style style:name="T1" style:family="text">
      <style:text-properties officeooo:rsid="00226834"/>
    </style:style>
    <style:style style:name="T2" style:family="text">
      <style:text-properties officeooo:rsid="0022e1b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a xlink:type="simple" xlink:href="https://coderprog.com/networking-fundamentals-course/" text:style-name="Internet_20_link" text:visited-style-name="Visited_20_Internet_20_Link">HTTPS://CODERPROG.COM/NETWORKING-FUNDAMENTALS-COURSE/</text:a><text:span text:style-name="T2">7de19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7:55:16.500813532</meta:creation-date>
    <dc:date>2018-04-26T21:02:58.137871345</dc:date>
    <meta:editing-duration>PT5M51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1" meta:word-count="1" meta:character-count="58" meta:non-whitespace-character-count="58"/>
  </office:meta>
</office:document-meta>
</file>